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ellipse draw:style-name="gr1" draw:text-style-name="P1" xml:id="id1" draw:id="id1" draw:layer="layout" svg:width="4.6cm" svg:height="2cm" svg:x="8.4cm" svg:y="1.5cm">
          <text:p text:style-name="P1">Start</text:p>
        </draw:ellipse>
        <draw:custom-shape draw:style-name="gr2" draw:text-style-name="P1" xml:id="id2" draw:id="id2" draw:layer="layout" svg:width="5.8cm" svg:height="3.2cm" svg:x="7.8cm" svg:y="4.6cm">
          <text:p text:style-name="P1">Liczba l2 &gt; 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0.7cm" svg:y1="3.5cm" svg:x2="10.7cm" svg:y2="4.6cm" draw:start-shape="id1" draw:start-glue-point="2" draw:end-shape="id2" draw:end-glue-point="4" svg:d="M10700 3500v1100">
          <text:p/>
        </draw:connector>
        <draw:rect draw:style-name="gr1" draw:text-style-name="P1" xml:id="id3" draw:id="id3" draw:layer="layout" svg:width="6.2cm" svg:height="3.3cm" svg:x="7.6cm" svg:y="9.7cm">
          <text:p text:style-name="P1">suma +=l2%10</text:p>
          <text:p text:style-name="P1">l2=int(l2/10)</text:p>
        </draw:rect>
        <draw:connector draw:style-name="gr3" draw:text-style-name="P1" draw:layer="layout" svg:x1="10.7cm" svg:y1="7.8cm" svg:x2="10.7cm" svg:y2="9.7cm" draw:start-shape="id2" draw:start-glue-point="6" draw:end-shape="id3" draw:end-glue-point="0" svg:d="M10700 7800v1900">
          <text:p/>
        </draw:connector>
        <draw:connector draw:style-name="gr4" draw:text-style-name="P1" draw:layer="layout" svg:x1="10.7cm" svg:y1="7.8cm" svg:x2="10.7cm" svg:y2="9.7cm" draw:start-shape="id2" draw:start-glue-point="6" draw:end-shape="id3" draw:end-glue-point="0" svg:d="M10700 7800v1900">
          <text:p text:style-name="P1">TAK</text:p>
        </draw:connector>
        <draw:connector draw:style-name="gr4" draw:text-style-name="P1" draw:layer="layout" svg:x1="7.8cm" svg:y1="6.2cm" svg:x2="8.4cm" svg:y2="2.5cm" draw:start-shape="id2" draw:start-glue-point="5" draw:end-shape="id1" draw:end-glue-point="3" svg:d="M7800 6200h-501v-3700h1101">
          <text:p text:style-name="P1">NIE</text:p>
        </draw:connector>
        <draw:connector draw:style-name="gr5" draw:text-style-name="P1" draw:layer="layout" svg:x1="10.7cm" svg:y1="3.5cm" svg:x2="10.7cm" svg:y2="4.6cm" draw:start-shape="id1" draw:start-glue-point="2" draw:end-shape="id2" draw:end-glue-point="4" svg:d="M10700 3500v1100">
          <text:p/>
        </draw:connector>
        <draw:custom-shape draw:style-name="gr2" draw:text-style-name="P1" xml:id="id4" draw:id="id4" draw:layer="layout" svg:width="6.9cm" svg:height="2.8cm" svg:x="6.4cm" svg:y="15.1cm">
          <text:p text:style-name="P1">Drukuj sumę cyf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ellipse draw:style-name="gr1" draw:text-style-name="P1" xml:id="id5" draw:id="id5" draw:layer="layout" svg:width="6.1cm" svg:height="2.6cm" svg:x="6.8cm" svg:y="19.7cm">
          <text:p text:style-name="P1">Stop</text:p>
        </draw:ellipse>
        <draw:connector draw:style-name="gr5" draw:text-style-name="P1" draw:layer="layout" svg:x1="10.7cm" svg:y1="13cm" svg:x2="10.713cm" svg:y2="15.1cm" draw:start-shape="id3" draw:start-glue-point="2" draw:end-shape="id4" draw:end-glue-point="4" svg:d="M10700 13000v1050h13v1050">
          <text:p/>
        </draw:connector>
        <draw:connector draw:style-name="gr5" draw:text-style-name="P1" draw:layer="layout" svg:x1="9.85cm" svg:y1="17.9cm" svg:x2="9.85cm" svg:y2="19.7cm" draw:start-shape="id4" draw:start-glue-point="8" draw:end-shape="id5" svg:d="M9850 17900v1800">
          <text:p/>
        </draw:connector>
        <draw:rect draw:style-name="gr3" draw:text-style-name="P1" draw:layer="layout" svg:width="7.3cm" svg:height="3.9cm" svg:x="12.3cm" svg:y="24.8cm">
          <text:p text:style-name="P1">Program pobiera liczbę </text:p>
          <text:p text:style-name="P1">dwucyfrową i oblicza</text:p>
          <text:p text:style-name="P1">sumę jej cyf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2T19:51:31.02</meta:creation-date>
    <meta:generator>OpenOffice/4.1.2$Win32 OpenOffice.org_project/412m3$Build-9782</meta:generator>
    <dc:date>2018-10-02T19:57:27.43</dc:date>
    <meta:editing-duration>PT5M56S</meta:editing-duration>
    <meta:editing-cycles>4</meta:editing-cycles>
    <meta:document-statistic meta:object-count="13"/>
  </office:meta>
</office:document-meta>
</file>